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1" svg:font-family="Gentium" style:font-adornments="Regular"/>
    <style:font-face style:name="Liberation Sans1" svg:font-family="'Liberation Sans'" style:font-adornments="Regular" style:font-family-generic="swiss"/>
    <style:font-face style:name="Gentium" svg:font-family="Gentium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fill="none" draw:textarea-vertical-align="middle"/>
    </style:style>
    <style:style style:name="gr8" style:family="graphic" style:parent-style-name="objectwithoutfill">
      <style:graphic-properties draw:stroke="dash" draw:stroke-dash="Fine_20_Dashed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color="#000080" draw:marker-end="Arrow" draw:fill="none" draw:textarea-vertical-align="middle"/>
    </style:style>
    <style:style style:name="gr10" style:family="graphic" style:parent-style-name="objectwithoutfill">
      <style:graphic-properties draw:stroke="dash" draw:stroke-dash="_32__20_Dots_20_1_20_Dash" svg:stroke-color="#ff0000" draw:marker-start="Arrowheads_20_2" draw:marker-end="Arrowheads_20_2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/>
    </style:style>
    <style:style style:name="P3" style:family="paragraph">
      <style:text-properties fo:color="#ff3366" fo:font-size="15pt" style:font-size-asian="18pt" style:font-size-complex="18pt"/>
    </style:style>
    <style:style style:name="P4" style:family="paragraph">
      <style:paragraph-properties fo:text-align="center"/>
      <style:text-properties style:font-name="Gentium" fo:font-size="14pt" fo:font-style="italic" style:font-size-asian="18pt" style:font-size-complex="18pt"/>
    </style:style>
    <style:style style:name="P5" style:family="paragraph">
      <style:text-properties style:font-name="Gentium" fo:font-size="14pt" fo:font-style="italic" style:font-size-asian="18pt" style:font-size-complex="18pt"/>
    </style:style>
    <style:style style:name="P6" style:family="paragraph">
      <style:text-properties fo:color="#008000" fo:font-size="18pt" style:font-size-asian="18pt" style:font-size-complex="18pt"/>
    </style:style>
    <style:style style:name="P7" style:family="paragraph">
      <style:text-properties fo:font-size="15pt"/>
    </style:style>
    <style:style style:name="P8" style:family="paragraph">
      <style:text-properties fo:color="#008000" fo:font-size="15pt" style:font-size-asian="18pt" style:font-size-complex="18pt"/>
    </style:style>
    <style:style style:name="P9" style:family="paragraph">
      <style:text-properties fo:color="#000080" style:font-name="Gentium" fo:font-size="14pt" fo:font-style="italic" style:font-size-asian="18pt" style:font-size-complex="18pt"/>
    </style:style>
    <style:style style:name="P10" style:family="paragraph">
      <style:paragraph-properties fo:text-align="center"/>
      <style:text-properties fo:color="#000080" style:font-name="Gentium" fo:font-size="14pt" fo:font-style="italic" style:font-size-asian="18pt" style:font-size-complex="18pt"/>
    </style:style>
    <style:style style:name="P11" style:family="paragraph">
      <style:text-properties fo:color="#ff0000" style:font-name="Gentium" fo:font-size="14pt" fo:font-style="italic" style:font-size-asian="18pt" style:font-size-complex="18pt"/>
    </style:style>
    <style:style style:name="T1" style:family="text">
      <style:text-properties fo:color="#ff3366" fo:font-size="15pt" style:font-size-asian="18pt" style:font-size-complex="18pt"/>
    </style:style>
    <style:style style:name="T2" style:family="text">
      <style:text-properties style:font-name="Gentium" fo:font-size="14pt" fo:font-style="italic" style:font-size-asian="18pt" style:font-size-complex="18pt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8000" style:text-position="sub 58%" fo:font-size="18pt" style:font-size-asian="18pt" style:font-size-complex="18pt"/>
    </style:style>
    <style:style style:name="T5" style:family="text">
      <style:text-properties fo:color="#008000" fo:font-size="15pt" style:font-size-asian="18pt" style:font-size-complex="18pt"/>
    </style:style>
    <style:style style:name="T6" style:family="text">
      <style:text-properties fo:color="#000080" style:font-name="Gentium" fo:font-size="14pt" fo:font-style="italic" style:font-size-asian="18pt" style:font-size-complex="18pt"/>
    </style:style>
    <style:style style:name="T7" style:family="text">
      <style:text-properties fo:color="#ff0000" style:font-name="Gentium" fo:font-size="14pt" fo:font-style="italic" style:font-size-asian="18pt" style:font-size-complex="18pt"/>
    </style:style>
    <style:style style:name="T8" style:family="text">
      <style:text-properties fo:color="#ff0000" style:font-name="Gentium1" fo:font-size="14pt" fo:font-style="italic" style:font-name-asian="Gentium1" style:font-size-asian="18pt" style:font-name-complex="Gentium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2cm" svg:y1="1.4cm" svg:x2="3.2cm" svg:y2="18.8cm">
          <text:p/>
        </draw:line>
        <draw:line draw:style-name="gr2" draw:text-style-name="P1" draw:layer="layout" svg:x1="3.2cm" svg:y1="18.8cm" svg:x2="26cm" svg:y2="18.8cm">
          <text:p/>
        </draw:line>
        <draw:path draw:style-name="gr3" draw:text-style-name="P1" draw:layer="layout" svg:width="12.811cm" svg:height="12.16cm" draw:transform="skewX (0.18151424220741) rotate (1.31475652552733) translate (8.2cm 14.292666801567cm)" svg:viewBox="0 0 12812 12161" svg:d="M0 0c27872 2 1583 12161 1583 12161">
          <text:p/>
        </draw:path>
        <draw:frame draw:style-name="gr4" draw:text-style-name="P3" draw:layer="layout" svg:width="0.883cm" svg:height="0.848cm" svg:x="13.2cm" svg:y="2cm">
          <draw:text-box>
            <text:p text:style-name="P2"><text:span text:style-name="T1">C</text:span></text:p>
          </draw:text-box>
        </draw:frame>
        <draw:custom-shape draw:style-name="gr5" draw:text-style-name="P1" draw:layer="layout" svg:width="0.4cm" svg:height="0.4cm" svg:x="13.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91cm" svg:height="0.962cm" svg:x="2.284cm" svg:y="1.4cm">
          <draw:text-box>
            <text:p>T</text:p>
          </draw:text-box>
        </draw:frame>
        <draw:frame draw:style-name="gr4" draw:layer="layout" svg:width="0.925cm" svg:height="0.962cm" svg:x="25cm" svg:y="18.9cm">
          <draw:text-box>
            <text:p>S</text:p>
          </draw:text-box>
        </draw:frame>
        <draw:frame draw:style-name="gr4" draw:text-style-name="P4" draw:layer="layout" svg:width="3.681cm" svg:height="1.343cm" svg:x="21.8cm" svg:y="10.6cm">
          <draw:text-box>
            <text:p text:style-name="P4"><text:span text:style-name="T2">Saturated vapour</text:span></text:p>
            <text:p text:style-name="P4"><text:span text:style-name="T2">line</text:span></text:p>
          </draw:text-box>
        </draw:frame>
        <draw:line draw:style-name="gr6" draw:text-style-name="P1" draw:layer="layout" svg:x1="21.9cm" svg:y1="11.397cm" svg:x2="18.9cm" svg:y2="12.797cm">
          <text:p/>
        </draw:line>
        <draw:frame draw:style-name="gr4" draw:text-style-name="P5" draw:layer="layout" svg:width="3.448cm" svg:height="1.343cm" svg:x="3.7cm" svg:y="13.9cm">
          <draw:text-box>
            <text:p text:style-name="P5"><text:span text:style-name="T2">Saturated liquid</text:span></text:p>
            <text:p text:style-name="P4"><text:span text:style-name="T2">line</text:span></text:p>
          </draw:text-box>
        </draw:frame>
        <draw:line draw:style-name="gr6" draw:text-style-name="P1" draw:layer="layout" svg:x1="6.4cm" svg:y1="14.8cm" svg:x2="8.4cm" svg:y2="13.8cm">
          <text:p/>
        </draw:line>
        <draw:path draw:style-name="gr7" draw:text-style-name="P1" draw:layer="layout" svg:width="14.725cm" svg:height="9.449cm" draw:transform="skewX (-0.0279252680319093) rotate (1.20375358510049) translate (6.8cm 12.6cm)" svg:viewBox="0 0 14726 9450" svg:d="M0 0c4071 1 6087 1447 6087 1447l2293 6433 6346 1570">
          <text:p/>
        </draw:path>
        <draw:path draw:style-name="gr7" draw:text-style-name="P1" draw:layer="layout" svg:width="13.149cm" svg:height="10.611cm" draw:transform="skewX (-0.0230383461263251) rotate (1.28072260511344) translate (7.8cm 13cm)" svg:viewBox="0 0 13150 10612" svg:d="M0 0c2922 0 4218 915 4163 715s2151 7809 2151 7809l6836 2088">
          <text:p/>
        </draw:path>
        <draw:frame draw:style-name="gr4" draw:text-style-name="P6" draw:layer="layout" svg:width="1.128cm" svg:height="1.171cm" svg:x="21.872cm" svg:y="3.048cm">
          <draw:text-box>
            <text:p><text:span text:style-name="T3">P</text:span><text:span text:style-name="T4">2</text:span></text:p>
          </draw:text-box>
        </draw:frame>
        <draw:frame draw:style-name="gr4" draw:text-style-name="P6" draw:layer="layout" svg:width="1.128cm" svg:height="1.171cm" svg:x="21cm" svg:y="1.4cm">
          <draw:text-box>
            <text:p><text:span text:style-name="T3">P</text:span><text:span text:style-name="T4">1</text:span></text:p>
          </draw:text-box>
        </draw:frame>
        <draw:path draw:style-name="gr8" draw:text-style-name="P1" draw:layer="layout" svg:width="12.657cm" svg:height="9.76cm" draw:transform="skewX (0.328121899374934) rotate (1.36624373846116) translate (9.3cm 14.292666801567cm)" svg:viewBox="0 0 12658 9761" svg:d="M0 0c27540 6 1562 9761 1562 9761">
          <text:p/>
        </draw:path>
        <draw:frame draw:style-name="gr4" draw:text-style-name="P8" draw:layer="layout" svg:width="2.576cm" svg:height="0.848cm" svg:x="21.8cm" svg:y="2.2cm">
          <draw:text-box>
            <text:p text:style-name="P7"><text:span text:style-name="T5">(isobars)</text:span></text:p>
          </draw:text-box>
        </draw:frame>
        <draw:frame draw:style-name="gr4" draw:text-style-name="P9" draw:layer="layout" svg:width="4.964cm" svg:height="0.797cm" svg:x="12.6cm" svg:y="15.8cm">
          <draw:text-box>
            <text:p text:style-name="P9"><text:span text:style-name="T6">Quality of the vapour (x)</text:span></text:p>
          </draw:text-box>
        </draw:frame>
        <draw:line draw:style-name="gr9" draw:text-style-name="P1" draw:layer="layout" svg:x1="16.4cm" svg:y1="16.597cm" svg:x2="18.2cm" svg:y2="16.6cm">
          <text:p/>
        </draw:line>
        <draw:frame draw:style-name="gr4" draw:text-style-name="P10" draw:layer="layout" svg:width="4.32cm" svg:height="1.343cm" svg:x="4.2cm" svg:y="5.457cm">
          <draw:text-box>
            <text:p text:style-name="P10"><text:span text:style-name="T6">Liquid (or subcooled)</text:span></text:p>
            <text:p text:style-name="P10"><text:span text:style-name="T6">region</text:span></text:p>
          </draw:text-box>
        </draw:frame>
        <draw:frame draw:style-name="gr4" draw:text-style-name="P10" draw:layer="layout" svg:width="4.917cm" svg:height="1.343cm" svg:x="21cm" svg:y="7.8cm">
          <draw:text-box>
            <text:p text:style-name="P10"><text:span text:style-name="T6">Vapour (or superheated </text:span></text:p>
            <text:p text:style-name="P10"><text:span text:style-name="T6">vapour) region</text:span></text:p>
          </draw:text-box>
        </draw:frame>
        <draw:frame draw:style-name="gr4" draw:text-style-name="P10" draw:layer="layout" svg:width="4.32cm" svg:height="1.343cm" svg:x="4.2cm" svg:y="5.458cm">
          <draw:text-box>
            <text:p text:style-name="P10"><text:span text:style-name="T6">Liquid (or subcooled)</text:span></text:p>
            <text:p text:style-name="P10"><text:span text:style-name="T6">region</text:span></text:p>
          </draw:text-box>
        </draw:frame>
        <draw:frame draw:style-name="gr4" draw:text-style-name="P10" draw:layer="layout" svg:width="4.299cm" svg:height="0.797cm" svg:x="11.583cm" svg:y="11.057cm">
          <draw:text-box>
            <text:p text:style-name="P10"><text:span text:style-name="T6">Vapour-liquid region</text:span></text:p>
          </draw:text-box>
        </draw:frame>
        <draw:line draw:style-name="gr10" draw:text-style-name="P1" draw:layer="layout" svg:x1="17.2cm" svg:y1="9.2cm" svg:x2="17.2cm" svg:y2="7.4cm">
          <text:p/>
        </draw:line>
        <draw:frame draw:style-name="gr4" draw:text-style-name="P11" draw:layer="layout" svg:width="0.701cm" svg:height="0.797cm" svg:x="17cm" svg:y="6.403cm">
          <draw:text-box>
            <text:p text:style-name="P11"><text:span text:style-name="T7">1</text:span></text:p>
          </draw:text-box>
        </draw:frame>
        <draw:frame draw:style-name="gr4" draw:text-style-name="P11" draw:layer="layout" svg:width="0.701cm" svg:height="0.797cm" svg:x="16.901cm" svg:y="9.104cm">
          <draw:text-box>
            <text:p text:style-name="P11"><text:span text:style-name="T7">2</text:span></text:p>
          </draw:text-box>
        </draw:frame>
        <draw:line draw:style-name="gr10" draw:text-style-name="P1" draw:layer="layout" svg:x1="18.2cm" svg:y1="8.8cm" svg:x2="17.2cm" svg:y2="7.4cm">
          <text:p/>
        </draw:line>
        <draw:frame draw:style-name="gr4" draw:text-style-name="P11" draw:layer="layout" svg:width="0.798cm" svg:height="0.797cm" svg:x="18.299cm" svg:y="8.803cm">
          <draw:text-box>
            <text:p text:style-name="P11"><text:span text:style-name="T7">2'</text:span></text:p>
          </draw:text-box>
        </draw:frame>
        <draw:frame draw:style-name="gr4" draw:text-style-name="P11" draw:layer="layout" svg:width="6.603cm" svg:height="1.343cm" svg:x="20.501cm" svg:y="13.504cm">
          <draw:text-box>
            <text:p text:style-name="P11"><text:span text:style-name="T7">1-2: reversible expansion (</text:span><text:span text:style-name="T8">Δ</text:span><text:span text:style-name="T7">S=0)</text:span></text:p>
            <text:p text:style-name="P11"><text:span text:style-name="T7">1-2': irreversible expansion </text:span><text:span text:style-name="T7">(</text:span><text:span text:style-name="T8">Δ</text:span><text:span text:style-name="T7">S&gt;0)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1" svg:font-family="Gentium" style:font-adornments="Regular"/>
    <style:font-face style:name="Liberation Sans1" svg:font-family="'Liberation Sans'" style:font-adornments="Regular" style:font-family-generic="swiss"/>
    <style:font-face style:name="Gentium" svg:font-family="Gentium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12:51:50.141579041</meta:creation-date>
    <dc:date>2016-09-23T14:19:20.081134352</dc:date>
    <meta:editing-duration>PT1H12M8S</meta:editing-duration>
    <meta:editing-cycles>2</meta:editing-cycles>
    <meta:generator>LibreOffice/4.2.8.2$Linux_X86_64 LibreOffice_project/420m0$Build-2</meta:generator>
    <meta:document-statistic meta:object-count="52"/>
  </office:meta>
</office:document-meta>
</file>